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"/>
  <manifest:file-entry manifest:full-path="Pictures/100002000000000A0000000A2DB17B76.gif" manifest:media-type=""/>
  <manifest:file-entry manifest:full-path="Pictures/100002000000000C0000000CC1B54C41.gif" manifest:media-type=""/>
  <manifest:file-entry manifest:full-path="Pictures/100002000000000C0000000CDA3C0BB5.gif" manifest:media-type=""/>
  <manifest:file-entry manifest:full-path="Pictures/100002000000000C0000000C424A8468.gif" manifest:media-type=""/>
  <manifest:file-entry manifest:full-path="Pictures/100000000000032000000258931F83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428cm"/>
    </style:style>
    <style:style style:name="gr6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5" style:family="graphic" style:parent-style-name="standard">
      <style:graphic-properties svg:stroke-width="0.051cm" svg:stroke-color="#ff00ff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012cm" fo:min-width="3.301cm" draw:shadow="hidden"/>
    </style:style>
    <style:style style:name="gr6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9" style:family="graphic" style:parent-style-name="standard">
      <style:graphic-properties svg:stroke-width="0cm" svg:stroke-color="#333333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80808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808080" draw:marker-start-width="0.279cm" draw:marker-end-width="0.279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7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2.325cm"/>
    </style:style>
    <style:style style:name="gr74" style:family="graphic" style:parent-style-name="standard">
      <style:graphic-properties svg:stroke-width="0cm" svg:stroke-color="#c0c0c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5" style:family="graphic" style:parent-style-name="standard">
      <style:graphic-properties svg:stroke-width="0cm" svg:stroke-color="#80808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cm" draw:shadow="hidden"/>
    </style:style>
    <style:style style:name="gr7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style:font-name="Liberation Serif" fo:font-size="44pt" style:font-size-asian="44pt" style:font-size-complex="44pt"/>
    </style:style>
    <style:style style:name="P2" style:family="paragraph">
      <style:text-properties style:font-name="Liberation Serif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style:font-name="Liberation Sans1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Liberation Serif" fo:font-size="44pt" style:font-size-asian="44pt" style:font-size-complex="44pt"/>
    </style:style>
    <style:style style:name="T2" style:family="text">
      <style:text-properties style:font-name="Liberation Serif" fo:font-size="26pt" style:font-size-asian="26pt" style:font-size-complex="26pt"/>
    </style:style>
    <style:style style:name="T3" style:family="text">
      <style:text-properties fo:color="#c0c0c0" style:font-name="Liberation Serif" fo:font-size="26pt" style:font-size-asian="26pt" style:font-size-complex="26pt"/>
    </style:style>
    <style:style style:name="T4" style:family="text">
      <style:text-properties style:use-window-font-color="true" style:font-name="Liberation Seri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2" fo:font-size="18pt" fo:language="en" fo:country="US" style:language-asian="en" style:country-asian="US" style:font-name-complex="Liberation Sans2" style:font-size-complex="18pt"/>
    </style:style>
    <style:style style:name="T12" style:family="text">
      <style:text-properties fo:color="#ff00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ans1" fo:font-size="18pt" fo:language="en" fo:country="US" style:font-size-asian="18pt" style:language-asian="en" style:country-asian="US" style:font-name-complex="Liberation Sans2" style:font-size-complex="18pt"/>
    </style:style>
    <style:style style:name="T15" style:family="text">
      <style:text-properties fo:color="#ffffff"/>
    </style:style>
    <style:style style:name="T16" style:family="text">
      <style:text-properties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7" style:family="text">
      <style:text-properties fo:color="#ff950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8" style:family="text">
      <style:text-properties fo:color="#008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9" style:family="text">
      <style:text-properties fo:color="#4c19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0" style:family="text">
      <style:text-properties fo:color="#ff0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1" style:family="text">
      <style:text-properties fo:color="#ff808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2" style:family="text">
      <style:text-properties fo:color="#0000ff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3" style:family="text">
      <style:text-properties style:use-window-font-color="tru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999999"/>
    </style:style>
    <style:style style:name="T29" style:family="text">
      <style:text-properties style:use-window-font-color="true" fo:font-size="16pt" style:font-size-asian="18pt" style:font-weight-asian="normal" style:font-size-complex="18pt"/>
    </style:style>
    <style:style style:name="T30" style:family="text">
      <style:text-properties fo:font-size="16pt" style:font-size-asian="18pt" style:font-weight-asian="normal" style:font-size-complex="18pt"/>
    </style:style>
    <style:style style:name="T31" style:family="text">
      <style:text-properties fo:color="#999999" fo:font-size="16pt" style:font-size-asian="18pt" style:font-weight-asian="normal" style:font-size-complex="18pt"/>
    </style:style>
    <style:style style:name="T32" style:family="text">
      <style:text-properties fo:font-size="18pt"/>
    </style:style>
    <style:style style:name="T33" style:family="text">
      <style:text-properties fo:color="#ff00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C0000000CC1B54C4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image text:level="1" xlink:href="Pictures/100002000000000A0000000A2DB17B76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1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1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1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1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1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1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1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1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1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4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02cm" svg:height="1.038cm" svg:x="1.9cm" svg:y="2.5cm">
          <draw:text-box>
            <text:list text:style-name="L2">
              <text:list-item>
                <text:p><text:span text:style-name="T5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3cm" svg:height="1.038cm" svg:x="1.901cm" svg:y="8.2cm">
          <draw:text-box>
            <text:list text:style-name="L2">
              <text:list-item>
                <text:p xml:id="id1" text:id="id1"><text:span text:style-name="T5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398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5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5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5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6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6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6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6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5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5cm" svg:height="0.806cm" svg:x="16.6cm" svg:y="16.2cm">
            <draw:text-box>
              <text:p><text:span text:style-name="T6">порядок действий:</text:span></text:p>
            </draw:text-box>
          </draw:frame>
          <draw:frame draw:style-name="gr12" draw:text-style-name="P7" draw:layer="layout" svg:width="7.283cm" svg:height="1.916cm" svg:x="17.3cm" svg:y="17cm">
            <draw:text-box>
              <text:list text:style-name="L5">
                <text:list-item>
                  <text:p><text:span text:style-name="T6">отсортировать по годам</text:span></text:p>
                </text:list-item>
                <text:list-item>
                  <text:p><text:span text:style-name="T6">отсортировать по месяцам</text:span></text:p>
                </text:list-item>
                <text:list-item>
                  <text:p><text:span text:style-name="T6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86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03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37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7">2</text:span>, <text:s/>1<text:span text:style-name="T7">1</text:span>, <text:s/><text:span text:style-name="T7">0</text:span>, <text:s/>9<text:span text:style-name="T7">2</text:span>, <text:s/><text:span text:style-name="T7">3</text:span>, 13<text:span text:style-name="T7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7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7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7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7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7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7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7">0</text:span>, <text:s text:c="3"/>1<text:span text:style-name="T7">1</text:span>, <text:s text:c="3"/>1<text:span text:style-name="T7">2</text:span>, 9<text:span text:style-name="T7">2</text:span>, <text:s text:c="2"/><text:span text:style-name="T7">3</text:span>, 13<text:span text:style-name="T7">3</text:span> ]</text:p>
            </draw:text-box>
          </draw:frame>
        </draw:g>
        <draw:frame draw:style-name="gr11" draw:layer="layout" svg:width="18.108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4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7">0</text:span><text:span text:style-name="T8">0, <text:s/></text:span><text:span text:style-name="T7">1</text:span><text:span text:style-name="T8">1, <text:s/></text:span><text:span text:style-name="T7">1</text:span><text:span text:style-name="T8">2, <text:s/></text:span><text:span text:style-name="T7">9</text:span><text:span text:style-name="T8">2, <text:s/></text:span><text:span text:style-name="T7">0</text:span><text:span text:style-name="T8">3, <text:s/>1</text:span><text:span text:style-name="T7">3</text:span><text:span text:style-name="T8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7">0</text:span><text:span text:style-name="T8">0, </text:span><text:span text:style-name="T7">0</text:span><text:span text:style-name="T8">3, <text:s text:c="2"/></text:span><text:span text:style-name="T7">1</text:span><text:span text:style-name="T8">1, </text:span><text:span text:style-name="T7">1</text:span><text:span text:style-name="T8">2, <text:s text:c="3"/>1</text:span><text:span text:style-name="T7">3</text:span><text:span text:style-name="T8">3, <text:s text:c="5"/></text:span><text:span text:style-name="T7">9</text:span><text:span text:style-name="T8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7">0</text:span><text:span text:style-name="T8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7">1</text:span><text:span text:style-name="T8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7">1</text:span><text:span text:style-name="T8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7">9</text:span><text:span text:style-name="T8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7">0</text:span><text:span text:style-name="T8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8">1</text:span><text:span text:style-name="T7">3</text:span><text:span text:style-name="T8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5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7">0</text:span><text:span text:style-name="T8">00,</text:span><text:span text:style-name="T7"> <text:s/>0</text:span><text:span text:style-name="T8">03, <text:s/></text:span><text:span text:style-name="T7">0</text:span><text:span text:style-name="T8">11, <text:s/></text:span><text:span text:style-name="T7">0</text:span><text:span text:style-name="T9">1</text:span><text:span text:style-name="T8">2, <text:s/></text:span><text:span text:style-name="T7">1</text:span><text:span text:style-name="T8">33 <text:s text:c="2"/></text:span><text:span text:style-name="T7">0</text:span><text:span text:style-name="T8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7">0</text:span><text:span text:style-name="T8">00, </text:span><text:span text:style-name="T7">0</text:span><text:span text:style-name="T8">03, </text:span><text:span text:style-name="T7">0</text:span><text:span text:style-name="T8">11, </text:span><text:span text:style-name="T7">0</text:span><text:span text:style-name="T9">1</text:span><text:span text:style-name="T8">2, </text:span><text:span text:style-name="T7">0</text:span><text:span text:style-name="T8">92, <text:s text:c="7"/></text:span><text:span text:style-name="T7">1</text:span><text:span text:style-name="T8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9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7">0</text:span><text:span text:style-name="T8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7">0</text:span><text:span text:style-name="T8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7">0</text:span><text:span text:style-name="T8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7">0</text:span><text:span text:style-name="T8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7">0</text:span><text:span text:style-name="T9">1</text:span><text:span text:style-name="T8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7">1</text:span><text:span text:style-name="T8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8">0, 3, 11, </text:span><text:span text:style-name="T9">1</text:span><text:span text:style-name="T8">2, 92, </text:span><text:span text:style-name="T9">1</text:span><text:span text:style-name="T8">33</text:span> <text:s/>]</text:p>
            </draw:text-box>
          </draw:frame>
          <draw:frame draw:style-name="gr11" draw:layer="layout" svg:width="11.199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72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49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1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8">#4</text:span></text:p>
            <text:p xml:id="id40" text:id="id40"><text:span text:style-name="T8">#3</text:span></text:p>
            <text:p xml:id="id39" text:id="id39"><text:span text:style-name="T8">#2</text:span></text:p>
            <text:p xml:id="id38" text:id="id38"><text:span text:style-name="T8">#1</text:span></text:p>
            <text:p xml:id="id37" text:id="id37"><text:span text:style-name="T8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7">0</text:span><text:span text:style-name="T8">92</text:span></text:p>
                <text:p><text:span text:style-name="T7">0</text:span><text:span text:style-name="T8">12</text:span></text:p>
                <text:p><text:span text:style-name="T7">0</text:span><text:span text:style-name="T8">11</text:span></text:p>
                <text:p><text:span text:style-name="T7">0</text:span><text:span text:style-name="T8">03</text:span></text:p>
                <text:p><text:span text:style-name="T7">0</text:span><text:span text:style-name="T8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5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4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79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cm" svg:height="0.962cm" svg:x="2cm" svg:y="17cm">
            <draw:text-box>
              <text:list text:style-name="L2">
                <text:list-item>
                  <text:p><text:span text:style-name="T10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6">bucket</text:span></text:p>
              <text:p text:style-name="P5"><text:span text:style-name="T6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6">bucket</text:span></text:p>
              <text:p text:style-name="P5"><text:span text:style-name="T6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6">bucket</text:span></text:p>
              <text:p text:style-name="P5"><text:span text:style-name="T6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0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595cm" svg:height="0.962cm" svg:x="2cm" svg:y="7.5cm">
          <draw:text-box>
            <text:list text:style-name="L2">
              <text:list-item>
                <text:p xml:id="id50" text:id="id50"><text:span text:style-name="T11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1cm" svg:height="0.962cm" svg:x="2cm" svg:y="1.9cm">
          <draw:text-box>
            <text:list text:style-name="L2">
              <text:list-item>
                <text:p><text:span text:style-name="T11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1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1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1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1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1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1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1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1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62cm" svg:height="0.962cm" svg:x="2cm" svg:y="1.9cm">
          <draw:text-box>
            <text:list text:style-name="L2">
              <text:list-item>
                <text:p><text:span text:style-name="T11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1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2">4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2">3</text:span><text:span text:style-name="T8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9">1</text:span><text:span text:style-name="T12">2</text:span><text:span text:style-name="T9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1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1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1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xml:id="id75" text:id="id75"><text:span text:style-name="T11">12345 % 10^1 / 10^0 = 5</text:span></text:p>
          </draw:text-box>
        </draw:frame>
        <draw:frame draw:style-name="gr11" draw:layer="layout" svg:width="7.474cm" svg:height="0.962cm" svg:x="18.001cm" svg:y="4.6cm">
          <draw:text-box>
            <text:p xml:id="id74" text:id="id74"><text:span text:style-name="T11">12345 % 10^2 / 10^1 = 4</text:span></text:p>
          </draw:text-box>
        </draw:frame>
        <draw:frame draw:style-name="gr11" draw:layer="layout" svg:width="7.474cm" svg:height="0.962cm" svg:x="18.001cm" svg:y="5.9cm">
          <draw:text-box>
            <text:p xml:id="id76" text:id="id76"><text:span text:style-name="T11">12345 % 10^3 / 10^2 = 3</text:span></text:p>
          </draw:text-box>
        </draw:frame>
        <draw:frame draw:style-name="gr11" draw:layer="layout" svg:width="7.474cm" svg:height="0.962cm" svg:x="18.001cm" svg:y="7.3cm">
          <draw:text-box>
            <text:p xml:id="id77" text:id="id77"><text:span text:style-name="T11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5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6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6">приоритет операции возведения в степень </text:span><text:span text:style-name="T13">**</text:span><text:span text:style-name="T6"> выше, чем у операций </text:span><text:span text:style-name="T13">%</text:span><text:span text:style-name="T6"> и </text:span><text:span text:style-name="T13">/</text:span><text:span text:style-name="T6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3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16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5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4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77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492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4">strings = ["ramp", "lamp", "camp"]</text:span></text:p>
          </draw:text-box>
        </draw:frame>
        <draw:frame draw:style-name="gr11" xml:id="id82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xml:id="id83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xml:id="id84" draw:id="id84">
          <draw:custom-shape draw:style-name="gr36" draw:text-style-name="P12" draw:layer="layout" svg:width="7.4cm" svg:height="1cm" svg:x="4cm" svg:y="15.6cm">
            <text:p text:style-name="P5"><text:span text:style-name="T15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xml:id="id85" draw:id="id85" draw:layer="layout" svg:width="3.343cm" svg:height="0.962cm" svg:x="15.001cm" svg:y="10.4cm">
          <draw:text-box>
            <text:p>Решение:</text:p>
          </draw:text-box>
        </draw:frame>
        <draw:g xml:id="id86"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xml:id="id87" draw:id="id87" draw:layer="layout" svg:width="2.305cm" svg:height="0.962cm" svg:x="20.4cm" svg:y="11.6cm">
          <draw:text-box>
            <text:p>– НЕТ</text:p>
          </draw:text-box>
        </draw:frame>
        <draw:frame draw:style-name="gr37" xml:id="id88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xml:id="id89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xml:id="id90"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xml:id="id91"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6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6">[ </text:span><text:span text:style-name="T17">"apples"</text:span><text:span text:style-name="T16">, </text:span><text:span text:style-name="T18">"apple pie"</text:span><text:span text:style-name="T16">, </text:span><text:span text:style-name="T19">"ramp"</text:span><text:span text:style-name="T16">, </text:span><text:span text:style-name="T20">"lamp"</text:span><text:span text:style-name="T16">, </text:span><text:span text:style-name="T21">"camping"</text:span><text:span text:style-name="T16">, </text:span><text:span text:style-name="T22">"apple"</text:span><text:span text:style-name="T16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6">[ </text:span><text:span text:style-name="T22">"apple"</text:span><text:span text:style-name="T16">, </text:span><text:span text:style-name="T18">"apple pie"</text:span><text:span text:style-name="T16">, </text:span><text:span text:style-name="T17">"apples"</text:span><text:span text:style-name="T16">, </text:span><text:span text:style-name="T21">"camping"</text:span><text:span text:style-name="T16">, </text:span><text:span text:style-name="T20">"lamp"</text:span><text:span text:style-name="T16">, </text:span><text:span text:style-name="T19">"ramp"</text:span><text:span text:style-name="T16"> ]</text:span></text:p>
          </draw:text-box>
        </draw:frame>
        <draw:frame draw:style-name="gr11" draw:layer="layout" svg:width="7.098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8">"apple pie" </text:span><text:span text:style-name="T23">&lt;</text:span><text:span text:style-name="T16"> </text:span><text:span text:style-name="T17">"apples" </text:span>так как пробел сортируется <text:span text:style-name="T24">перед</text:span> буквенными символами</text:p>
          </draw:text-box>
        </draw:frame>
        <draw:frame draw:style-name="gr11" draw:text-style-name="P13" xml:id="id93" draw:id="id93" draw:layer="layout" svg:width="6.141cm" svg:height="0.878cm" svg:x="1.6cm" svg:y="10.5cm">
          <draw:text-box>
            <text:p><text:span text:style-name="T25">[ 12, 11, 0, 92, 3, 133 ]</text:span></text:p>
          </draw:text-box>
        </draw:frame>
        <draw:frame draw:style-name="gr11" xml:id="id92" draw:id="id92" draw:layer="layout" svg:width="23.606cm" svg:height="0.962cm" svg:x="1.9cm" svg:y="9.4cm">
          <draw:text-box>
            <text:list text:style-name="L6">
              <text:list-item>
                <text:p>Какой <text:span text:style-name="T26">порядок обхода </text:span><text:span text:style-name="T27">разрядов</text:span> и <text:span text:style-name="T26">выравнивание</text:span> д.б. при сортировке строк?</text:p>
              </text:list-item>
            </text:list>
          </draw:text-box>
        </draw:frame>
        <draw:frame draw:style-name="gr7" xml:id="id95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xml:id="id96" draw:id="id96" draw:layer="layout" svg:width="1cm" svg:height="4.517cm" svg:x="3.7cm" svg:y="12.501cm">
          <draw:text-box>
            <text:p><text:span text:style-name="T28">0</text:span></text:p>
            <text:p><text:span text:style-name="T28">0</text:span></text:p>
            <text:p>1</text:p>
            <text:p>1</text:p>
            <text:p>9</text:p>
            <text:p>3</text:p>
          </draw:text-box>
        </draw:frame>
        <draw:frame draw:style-name="gr7" xml:id="id97" draw:id="id97" draw:layer="layout" svg:width="1cm" svg:height="4.517cm" svg:x="2.9cm" svg:y="12.502cm">
          <draw:text-box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1</text:p>
          </draw:text-box>
        </draw:frame>
        <draw:g xml:id="id94"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xml:id="id98" draw:id="id98" draw:layer="layout" svg:width="10.129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xml:id="id99" draw:id="id99" draw:layer="layout" svg:width="13.283cm" svg:height="0.962cm" svg:x="9.8cm" svg:y="10.5cm">
          <draw:text-box>
            <text:p><text:span text:style-name="T23">[ </text:span><text:span text:style-name="T22">apple </text:span><text:span text:style-name="T18">apple pie </text:span><text:span text:style-name="T17">apples </text:span><text:span text:style-name="T21">camping </text:span><text:span text:style-name="T20">lamp </text:span><text:span text:style-name="T19">ramp</text:span><text:span text:style-name="T23"> ]</text:span></text:p>
          </draw:text-box>
        </draw:frame>
        <draw:g xml:id="id100"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01" draw:id="id101" draw:layer="layout" svg:width="1cm" svg:height="4.517cm" svg:x="14.4cm" svg:y="12.502cm">
          <draw:text-box>
            <text:p text:style-name="P5"><text:span text:style-name="T9">e</text:span></text:p>
            <text:p text:style-name="P5"><text:span text:style-name="T9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xml:id="id102" draw:id="id102" draw:layer="layout" svg:width="1cm" svg:height="4.517cm" svg:x="13.8cm" svg:y="12.503cm">
          <draw:text-box>
            <text:p text:style-name="P5"><text:span text:style-name="T9">l</text:span></text:p>
            <text:p text:style-name="P5"><text:span text:style-name="T9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xml:id="id103" draw:id="id103" draw:layer="layout" svg:width="1cm" svg:height="4.517cm" svg:x="13.2cm" svg:y="12.503cm">
          <draw:text-box>
            <text:p text:style-name="P5"><text:span text:style-name="T9">p</text:span></text:p>
            <text:p text:style-name="P5"><text:span text:style-name="T9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xml:id="id104" draw:id="id104" draw:layer="layout" svg:width="1cm" svg:height="4.517cm" svg:x="12.7cm" svg:y="12.504cm">
          <draw:text-box>
            <text:p text:style-name="P5"><text:span text:style-name="T9">p</text:span></text:p>
            <text:p text:style-name="P5"><text:span text:style-name="T9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xml:id="id105" draw:id="id105" draw:layer="layout" svg:width="1cm" svg:height="4.517cm" svg:x="12.1cm" svg:y="12.503cm">
          <draw:text-box>
            <text:p text:style-name="P5"><text:span text:style-name="T9">a</text:span></text:p>
            <text:p text:style-name="P5"><text:span text:style-name="T9">e</text:span></text:p>
            <text:p text:style-name="P5">p</text:p>
            <text:p text:style-name="P5">m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6" draw:id="id106" draw:layer="layout" svg:width="1cm" svg:height="4.517cm" svg:x="11.4cm" svg:y="12.504cm">
          <draw:text-box>
            <text:p text:style-name="P5"><text:span text:style-name="T28">''</text:span></text:p>
            <text:p text:style-name="P5"><text:span text:style-name="T9">l</text:span></text:p>
            <text:p text:style-name="P5">a</text:p>
            <text:p text:style-name="P5">a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7" draw:id="id107" draw:layer="layout" svg:width="1cm" svg:height="4.517cm" svg:x="10.8cm" svg:y="12.505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c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8" draw:id="id108" draw:layer="layout" svg:width="1cm" svg:height="4.517cm" svg:x="10.1cm" svg:y="12.506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9" draw:id="id109" draw:layer="layout" svg:width="1cm" svg:height="4.517cm" svg:x="9.5cm" svg:y="12.507cm">
          <draw:text-box>
            <text:p text:style-name="P5"><text:span text:style-name="T28">''</text:span></text:p>
            <text:p text:style-name="P5"><text:span text:style-name="T9">a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g xml:id="id110" draw:id="id110">
          <draw:custom-shape draw:style-name="gr41" draw:text-style-name="P5" draw:layer="layout" svg:width="0.401cm" svg:height="0.401cm" draw:transform="rotate (-3.14159265358979) translate (17.599cm 12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-3.14159265358979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12" draw:id="id112" draw:layer="layout" svg:width="1cm" svg:height="4.517cm" svg:x="16.9cm" svg:y="12.503cm">
          <draw:text-box>
            <text:p text:style-name="P5"><text:span text:style-name="T9">a</text:span></text:p>
            <text:p text:style-name="P5"><text:span text:style-name="T9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xml:id="id113" draw:id="id113" draw:layer="layout" svg:width="1cm" svg:height="4.517cm" svg:x="17.5cm" svg:y="12.504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xml:id="id114" draw:id="id114" draw:layer="layout" svg:width="1cm" svg:height="4.517cm" svg:x="18.2cm" svg:y="12.505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xml:id="id115" draw:id="id115" draw:layer="layout" svg:width="1cm" svg:height="4.517cm" svg:x="18.9cm" svg:y="12.506cm">
          <draw:text-box>
            <text:p text:style-name="P5"><text:span text:style-name="T9">l</text:span></text:p>
            <text:p text:style-name="P5"><text:span text:style-name="T9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xml:id="id116" draw:id="id116" draw:layer="layout" svg:width="1cm" svg:height="4.517cm" svg:x="19.4cm" svg:y="12.507cm">
          <draw:text-box>
            <text:p text:style-name="P5"><text:span text:style-name="T9">e</text:span></text:p>
            <text:p text:style-name="P5"><text:span text:style-name="T9">e</text:span></text:p>
            <text:p text:style-name="P5">e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7" draw:id="id117" draw:layer="layout" svg:width="1cm" svg:height="4.517cm" svg:x="20.1cm" svg:y="12.508cm">
          <draw:text-box>
            <text:p text:style-name="P5"><text:span text:style-name="T28">''</text:span></text:p>
            <text:p text:style-name="P5"><text:span text:style-name="T9"/></text:p>
            <text:p text:style-name="P5"><text:span text:style-name="T9">s</text:span></text:p>
            <text:p text:style-name="P5"><text:span text:style-name="T9">n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8" draw:id="id118" draw:layer="layout" svg:width="1cm" svg:height="4.517cm" svg:x="20.9cm" svg:y="12.509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9">g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9" draw:id="id119" draw:layer="layout" svg:width="1cm" svg:height="4.517cm" svg:x="21.7cm" svg:y="12.51cm">
          <draw:text-box>
            <text:p text:style-name="P5"><text:span text:style-name="T28">''</text:span>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20" draw:id="id120" draw:layer="layout" svg:width="1cm" svg:height="4.517cm" svg:x="22.4cm" svg:y="12.511cm">
          <draw:text-box>
            <text:p text:style-name="P5"><text:span text:style-name="T28">''</text:span></text:p>
            <text:p text:style-name="P5"><text:span text:style-name="T9">e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11" xml:id="id111" draw:id="id111" draw:layer="layout" svg:width="9.807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xml:id="id121" draw:id="id121" draw:layer="layout" svg:width="11.911cm" svg:height="0.878cm" svg:x="7.3cm" svg:y="18.7cm">
          <draw:text-box>
            <text:p><text:span text:style-name="T25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0.401cm" svg:height="0.401cm" draw:transform="rotate (-3.14159265358979) translate (20.599cm 9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-3.14159265358979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s</text:span></text:p>
              <text:p text:style-name="P5"><text:span text:style-name="T30">g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9">l</text:span></text:p>
              <text:p text:style-name="P5"><text:span text:style-name="T29">i</text:span></text:p>
              <text:p text:style-name="P5"><text:span text:style-name="T30">e</text:span></text:p>
              <text:p text:style-name="P5"><text:span text:style-name="T30">n</text:span></text:p>
              <text:p text:style-name="P5"><text:span text:style-name="T30">m</text:span></text:p>
              <text:p text:style-name="P5"><text:span text:style-name="T30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l</text:span></text:p>
              <text:p text:style-name="P5"><text:span text:style-name="T30">i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9">p</text:span></text:p>
              <text:p text:style-name="P5"><text:span text:style-name="T29"/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l</text:span></text:p>
              <text:p text:style-name="P5"><text:span text:style-name="T30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9">a</text:span></text:p>
              <text:p text:style-name="P5"><text:span text:style-name="T29">e</text:span></text:p>
              <text:p text:style-name="P5"><text:span text:style-name="T30">p</text:span></text:p>
              <text:p text:style-name="P5"><text:span text:style-name="T30">m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1">''</text:span></text:p>
              <text:p text:style-name="P5"><text:span text:style-name="T29">l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0">c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1">''</text:span></text:p>
              <text:p text:style-name="P5"><text:span text:style-name="T29">a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9">a</text:span></text:p>
            <text:p text:style-name="P5"><text:span text:style-name="T29">a</text:span></text:p>
            <text:p text:style-name="P5"><text:span text:style-name="T30">a</text:span></text:p>
            <text:p text:style-name="P5"><text:span text:style-name="T30">c</text:span></text:p>
            <text:p text:style-name="P5"><text:span text:style-name="T30">l</text:span></text:p>
            <text:p text:style-name="P5"><text:span text:style-name="T30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9">p</text:span></text:p>
            <text:p text:style-name="P5"><text:span text:style-name="T29">p</text:span></text:p>
            <text:p text:style-name="P5"><text:span text:style-name="T30">p</text:span></text:p>
            <text:p text:style-name="P5"><text:span text:style-name="T30">m</text:span></text:p>
            <text:p text:style-name="P5"><text:span text:style-name="T30">m</text:span></text:p>
            <text:p text:style-name="P5"><text:span text:style-name="T30">m</text:span></text:p>
          </draw:text-box>
        </draw:frame>
        <draw:g>
          <draw:custom-shape draw:style-name="gr41" draw:text-style-name="P14" draw:layer="layout" svg:width="0.388cm" svg:height="0.388cm" draw:transform="rotate (-3.14159265358979) translate (20.377cm 4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-3.14159265358979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p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9">l</text:span></text:p>
              <text:p text:style-name="P5"><text:span text:style-name="T29">l</text:span></text:p>
              <text:p text:style-name="P5"><text:span text:style-name="T30">l</text:span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e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1">''</text:span></text:p>
              <text:p text:style-name="P5"><text:span text:style-name="T29"/></text:p>
              <text:p text:style-name="P5"><text:span text:style-name="T29">s</text:span></text:p>
              <text:p text:style-name="P5"><text:span text:style-name="T29">n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29">g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1">''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1">''</text:span></text:p>
              <text:p text:style-name="P5"><text:span text:style-name="T29">e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11" draw:layer="layout" svg:width="6.818cm" svg:height="0.962cm" svg:x="3.4cm" svg:y="3.7cm">
          <draw:text-box>
            <text:p>(считая позиции от 1)</text:p>
          </draw:text-box>
        </draw:frame>
        <draw:frame draw:style-name="gr11" draw:layer="layout" svg:width="16.799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1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9">a</text:span></text:p>
                <text:p text:style-name="P5"><text:span text:style-name="T29">a</text:span></text:p>
                <text:p text:style-name="P5"><text:span text:style-name="T30">a</text:span></text:p>
                <text:p text:style-name="P5"><text:span text:style-name="T30">c</text:span></text:p>
                <text:p text:style-name="P5"><text:span text:style-name="T30">l</text:span></text:p>
                <text:p text:style-name="P5"><text:span text:style-name="T30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9">l</text:span></text:p>
                <text:p text:style-name="P5"><text:span text:style-name="T29">l</text:span></text:p>
                <text:p text:style-name="P5"><text:span text:style-name="T30">l</text:span></text:p>
                <text:p text:style-name="P5"><text:span text:style-name="T30">p</text:span></text:p>
                <text:p text:style-name="P5"><text:span text:style-name="T30">p</text:span></text:p>
                <text:p text:style-name="P5"><text:span text:style-name="T30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a</text:span></text:p>
                <text:p text:style-name="P5"><text:span text:style-name="T30">a</text:span></text:p>
                <text:p text:style-name="P5"><text:span text:style-name="T30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m</text:span></text:p>
                <text:p text:style-name="P5"><text:span text:style-name="T30">m</text:span></text:p>
                <text:p text:style-name="P5"><text:span text:style-name="T30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9">e</text:span></text:p>
                <text:p text:style-name="P5"><text:span text:style-name="T29">e</text:span></text:p>
                <text:p text:style-name="P5"><text:span text:style-name="T30">e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1">''</text:span></text:p>
                <text:p text:style-name="P5"><text:span text:style-name="T29"/></text:p>
                <text:p text:style-name="P5"><text:span text:style-name="T29">s</text:span></text:p>
                <text:p text:style-name="P5"><text:span text:style-name="T29">n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1">''</text:span></text:p>
                <text:p text:style-name="P5"><text:span text:style-name="T29">p</text:span></text:p>
                <text:p text:style-name="P5"><text:span text:style-name="T31">''</text:span></text:p>
                <text:p text:style-name="P5"><text:span text:style-name="T29">g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1">''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1">''</text:span></text:p>
                <text:p text:style-name="P5"><text:span text:style-name="T29">e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5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5.527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64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xml:id="id122" draw:id="id122" draw:layer="layout" svg:width="8.49cm" svg:height="0.962cm" svg:x="3.6cm" svg:y="13.9cm">
          <draw:text-box>
            <text:p><text:span text:style-name="T9">Как в локали C, потому что</text:span></text:p>
          </draw:text-box>
        </draw:frame>
        <draw:frame draw:style-name="gr7" draw:text-style-name="P15" xml:id="id123" draw:id="id123" draw:layer="layout" svg:width="2.5cm" svg:height="1.673cm" svg:x="12.9cm" svg:y="13.6cm">
          <draw:text-box>
            <text:p><text:span text:style-name="T9">'A'.ord</text:span></text:p>
            <text:p><text:span text:style-name="T9">'a'.ord</text:span></text:p>
          </draw:text-box>
        </draw:frame>
        <draw:frame draw:style-name="gr11" xml:id="id124" draw:id="id124" draw:layer="layout" svg:width="2.479cm" svg:height="1.673cm" svg:x="15.6cm" svg:y="13.5cm">
          <draw:text-box>
            <text:p><text:span text:style-name="T8">#=&gt; 65</text:span></text:p>
            <text:p><text:span text:style-name="T8">#=&gt; 97</text:span></text:p>
          </draw:text-box>
        </draw:frame>
        <draw:frame draw:style-name="gr48" draw:layer="layout" svg:width="23cm" svg:height="1.673cm" svg:x="1.8cm" svg:y="5.1cm">
          <draw:text-box>
            <text:list text:style-name="L2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2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61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4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1" draw:text-style-name="P16" draw:layer="layout" svg:width="14.462cm" svg:height="0.962cm" svg:x="1.9cm" svg:y="1.9cm">
          <draw:text-box>
            <text:list text:style-name="L8">
              <text:list-item>
                <text:p><text:span text:style-name="T32">Реализует стратегию «разделяй и властвуй».</text:span></text:p>
              </text:list-item>
            </text:list>
          </draw:text-box>
        </draw:frame>
        <draw:frame draw:style-name="gr52" draw:text-style-name="P16" draw:layer="layout" svg:width="7.431cm" svg:height="0.962cm" svg:x="2.7cm" svg:y="3.1cm">
          <draw:text-box>
            <text:list text:style-name="L8">
              <text:list-item>
                <text:p><text:span text:style-name="T32">Использует рекурсию</text:span></text:p>
              </text:list-item>
            </text:list>
          </draw:text-box>
        </draw:frame>
        <draw:frame draw:style-name="gr53" draw:text-style-name="P16" draw:layer="layout" svg:width="15.728cm" svg:height="0.962cm" svg:x="1.901cm" svg:y="5.1cm">
          <draw:text-box>
            <text:list text:style-name="L8">
              <text:list-item>
                <text:p><text:span text:style-name="T32">Шаг 1. Разделить массив на минимальные части.</text:span></text:p>
              </text:list-item>
            </text:list>
          </draw:text-box>
        </draw:frame>
        <draw:frame draw:style-name="gr54" draw:text-style-name="P16" draw:layer="layout" svg:width="23.199cm" svg:height="1.673cm" svg:x="1.901cm" svg:y="6.9cm">
          <draw:text-box>
            <text:list text:style-name="L8">
              <text:list-item>
                <text:p><text:span text:style-name="T32">Шаг 2. Сливать соседние фрагменты, выстраивая элементы в отсортированном порядк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1</text:p>
          </draw:text-box>
        </draw:frame>
        <draw:frame draw:style-name="gr55" draw:layer="layout" svg:width="8.273cm" svg:height="0.962cm" svg:x="2.7cm" svg:y="3.1cm">
          <draw:text-box>
            <text:list text:style-name="L8">
              <text:list-item>
                <text:p>реализуется рекурсивно</text:p>
              </text:list-item>
            </text:list>
          </draw:text-box>
        </draw:frame>
        <draw:g>
          <draw:custom-shape draw:style-name="gr6" draw:text-style-name="P5" draw:layer="layout" svg:width="1.2cm" svg:height="0.8cm" svg:x="7.6cm" svg:y="4.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4.8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4.8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4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4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4.8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6.088cm" svg:height="0.962cm" svg:x="1.872cm" svg:y="2cm">
          <draw:text-box>
            <text:list text:style-name="L8">
              <text:list-item>
                <text:p>Шаг 1. Разделить массив на <text:span text:style-name="T24">минимальные</text:span> части.</text:p>
              </text:list-item>
            </text:list>
          </draw:text-box>
        </draw:frame>
        <draw:g xml:id="id129" draw:id="id129">
          <draw:custom-shape draw:style-name="gr6" draw:text-style-name="P5" draw:layer="layout" svg:width="1.2cm" svg:height="0.8cm" svg:x="6.7cm" svg:y="7.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7.3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7.3cm">
            <text:p text:style-name="P5">13</text:p>
            <draw:enhanced-geometry svg:viewBox="0 0 21600 21600" draw:type="rectangle" draw:enhanced-path="M 0 0 L 21600 0 21600 21600 0 21600 0 0 Z N"/>
          </draw:custom-shape>
        </draw:g>
        <draw:g xml:id="id130" draw:id="id130">
          <draw:custom-shape draw:style-name="gr6" draw:text-style-name="P5" draw:layer="layout" svg:width="1.2cm" svg:height="0.8cm" svg:x="13.6cm" svg:y="7.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7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7.3cm">
            <text:p text:style-name="P5">-3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5" xml:id="id125" draw:id="id125" draw:layer="layout" svg:width="4.6cm" svg:height="2cm" svg:x="20.9cm" svg:y="4.9cm">
          <text:p text:style-name="P5"><text:span text:style-name="T26">примерно</text:span></text:p>
          <text:p>по середние</text:p>
          <draw:enhanced-geometry svg:viewBox="0 0 21600 21600" draw:mirror-vertical="false" draw:mirror-horizontal="true" draw:text-areas="800 800 20800 20800" draw:type="round-rectangular-callout" draw:modifiers="2732.27559226255 28497.7511244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xml:id="id126" draw:id="id126" draw:layer="layout" svg:width="0.152cm" svg:height="1.524cm" svg:x="12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7" draw:id="id137">
          <draw:custom-shape draw:style-name="gr6" draw:text-style-name="P5" draw:layer="layout" svg:width="1.2cm" svg:height="0.8cm" svg:x="5cm" svg:y="9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9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9.7cm">
            <text:p text:style-name="P5">13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1" draw:id="id131" draw:layer="layout" svg:width="0.152cm" svg:height="1.524cm" svg:x="9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32" draw:id="id132" draw:layer="layout" svg:width="0.152cm" svg:height="1.524cm" svg:x="16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6" draw:text-style-name="P5" draw:layer="layout" svg:width="1.2cm" svg:height="0.8cm" svg:x="13.6cm" svg:y="9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9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9.8cm">
            <text:p text:style-name="P5">-3</text:p>
            <draw:enhanced-geometry svg:viewBox="0 0 21600 21600" draw:type="rectangle" draw:enhanced-path="M 0 0 L 21600 0 21600 21600 0 21600 0 0 Z N"/>
          </draw:custom-shape>
        </draw:g>
        <draw:g xml:id="id143" draw:id="id143">
          <draw:custom-shape draw:style-name="gr6" draw:text-style-name="P5" draw:layer="layout" svg:width="1.2cm" svg:height="0.8cm" svg:x="4cm" svg:y="12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2.1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9" draw:id="id139" draw:layer="layout" svg:width="0.152cm" svg:height="1.524cm" svg:x="6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40" draw:id="id140" draw:layer="layout" svg:width="0.152cm" svg:height="1.524cm" svg:x="14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6" draw:id="id146">
          <draw:custom-shape draw:style-name="gr6" draw:text-style-name="P5" draw:layer="layout" svg:width="1.2cm" svg:height="0.8cm" svg:x="13.1cm" svg:y="12.1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2.1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28" draw:id="id128" draw:layer="layout" svg:width="0.6cm" svg:height="1cm" draw:transform="rotate (0.785398163397448) translate (14.8cm 6.2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6" draw:id="id136" draw:layer="layout" svg:width="0.6cm" svg:height="1cm" draw:transform="rotate (0.785398163397448) translate (17.501cm 8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5" draw:id="id145" draw:layer="layout" svg:width="0.6cm" svg:height="1cm" draw:transform="rotate (0.785398163397448) translate (15.302cm 11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2" draw:id="id142" draw:layer="layout" svg:width="0.6cm" svg:height="1cm" draw:transform="rotate (0.785398163397448) translate (7.003cm 11.1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4" draw:id="id134" draw:layer="layout" svg:width="0.6cm" svg:height="1cm" svg:x="10.472cm" svg:y="8.4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1" draw:id="id141" draw:layer="layout" svg:width="0.6cm" svg:height="1cm" draw:transform="rotate (-0.610865238198016) translate (5.3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4" draw:id="id144" draw:layer="layout" svg:width="0.6cm" svg:height="1cm" draw:transform="rotate (-0.610865238198016) translate (14.1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5" draw:id="id135" draw:layer="layout" svg:width="0.6cm" svg:height="1cm" draw:transform="rotate (-0.610865238198016) translate (14.709cm 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27" draw:id="id127" draw:layer="layout" svg:width="0.6cm" svg:height="1cm" draw:transform="rotate (-0.610865238198016) translate (9.574cm 5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3" draw:id="id133" draw:layer="layout" svg:width="0.6cm" svg:height="1cm" draw:transform="rotate (-0.610865238198016) translate (7.575cm 8.3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1.248cm" svg:height="0.962cm" svg:x="1.912cm" svg:y="14.338cm">
          <draw:text-box>
            <text:list text:style-name="L8">
              <text:list-item>
                <text:p xml:id="id147" text:id="id147">Base case — пустой массив или массив с единственным элементом</text:p>
              </text:list-item>
            </text:list>
          </draw:text-box>
        </draw:frame>
        <draw:frame draw:style-name="gr59" draw:layer="layout" svg:width="13.286cm" svg:height="0.962cm" svg:x="3.769cm" svg:y="15.6cm">
          <draw:text-box>
            <text:list text:style-name="L7">
              <text:list-item>
                <text:p xml:id="id148" text:id="id148">такой массив является отсортированным</text:p>
              </text:list-item>
            </text:list>
          </draw:text-box>
        </draw:frame>
        <draw:custom-shape draw:style-name="gr60" draw:text-style-name="P5" xml:id="id149" draw:id="id149" draw:layer="layout" svg:width="0.2cm" svg:height="1.2cm" svg:x="3.6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1" draw:id="id151" draw:layer="layout" svg:width="0.2cm" svg:height="1.2cm" svg:x="7.1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3" draw:id="id153" draw:layer="layout" svg:width="0.2cm" svg:height="1.2cm" svg:x="9.7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5" draw:id="id155" draw:layer="layout" svg:width="0.2cm" svg:height="1.2cm" svg:x="12.7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7" draw:id="id157" draw:layer="layout" svg:width="0.2cm" svg:height="1.2cm" svg:x="15.3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9" draw:id="id159" draw:layer="layout" svg:width="0.2cm" svg:height="1.2cm" svg:x="17.7cm" svg:y="9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60" draw:id="id160" draw:layer="layout" svg:width="0.2cm" svg:height="1.2cm" svg:x="19.5cm" svg:y="9.6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8" draw:id="id158" draw:layer="layout" svg:width="0.2cm" svg:height="1.2cm" svg:x="17.1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6" draw:id="id156" draw:layer="layout" svg:width="0.2cm" svg:height="1.2cm" svg:x="14.5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2" draw:id="id152" draw:layer="layout" svg:width="0.2cm" svg:height="1.2cm" svg:x="8.9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0" draw:id="id150" draw:layer="layout" svg:width="0.2cm" svg:height="1.2cm" svg:x="5.4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4" draw:id="id154" draw:layer="layout" svg:width="0.2cm" svg:height="1.2cm" svg:x="11.6cm" svg:y="9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2</text:p>
          </draw:text-box>
        </draw:frame>
        <draw:frame draw:style-name="gr61" draw:layer="layout" svg:width="11.156cm" svg:height="0.962cm" svg:x="3cm" svg:y="3.838cm">
          <draw:text-box>
            <text:list text:style-name="L8">
              <text:list-item>
                <text:p>делается на возврате из рекурсии</text:p>
              </text:list-item>
            </text:list>
          </draw:text-box>
        </draw:frame>
        <draw:g xml:id="id175" draw:id="id175">
          <draw:custom-shape draw:style-name="gr6" draw:text-style-name="P5" draw:layer="layout" svg:width="1.2cm" svg:height="0.8cm" svg:x="7.6cm" svg:y="5.7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5.7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5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5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5.7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62" draw:text-style-name="P16" draw:layer="layout" svg:width="24.528cm" svg:height="1.673cm" svg:x="1.872cm" svg:y="2cm">
          <draw:text-box>
            <text:list text:style-name="L8">
              <text:list-item>
                <text:p><text:span text:style-name="T32">Шаг 2. Объединить фрагменты, выстраивая элементы в отсортированном порядке.</text:span></text:p>
              </text:list-item>
            </text:list>
          </draw:text-box>
        </draw:frame>
        <draw:g xml:id="id166" draw:id="id166">
          <draw:custom-shape draw:style-name="gr6" draw:text-style-name="P5" draw:layer="layout" svg:width="1.2cm" svg:height="0.8cm" svg:x="6.7cm" svg:y="8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8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8.2cm">
            <text:p text:style-name="P5">31</text:p>
            <draw:enhanced-geometry svg:viewBox="0 0 21600 21600" draw:type="rectangle" draw:enhanced-path="M 0 0 L 21600 0 21600 21600 0 21600 0 0 Z N"/>
          </draw:custom-shape>
        </draw:g>
        <draw:g xml:id="id172" draw:id="id172">
          <draw:custom-shape draw:style-name="gr6" draw:text-style-name="P5" draw:layer="layout" svg:width="1.2cm" svg:height="0.8cm" svg:x="13.6cm" svg:y="8.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8.2cm">
            <text:p text:style-name="P5">68</text:p>
            <draw:enhanced-geometry svg:viewBox="0 0 21600 21600" draw:type="rectangle" draw:enhanced-path="M 0 0 L 21600 0 21600 21600 0 21600 0 0 Z N"/>
          </draw:custom-shape>
        </draw:g>
        <draw:g xml:id="id163" draw:id="id163">
          <draw:custom-shape draw:style-name="gr6" draw:text-style-name="P5" draw:layer="layout" svg:width="1.2cm" svg:height="0.8cm" svg:x="5cm" svg:y="10.6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10.6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0.1cm" svg:y="10.6cm">
          <text:p text:style-name="P5">13</text:p>
          <draw:enhanced-geometry svg:viewBox="0 0 21600 21600" draw:type="rectangle" draw:enhanced-path="M 0 0 L 21600 0 21600 21600 0 21600 0 0 Z N"/>
        </draw:custom-shape>
        <draw:g xml:id="id169" draw:id="id169">
          <draw:custom-shape draw:style-name="gr6" draw:text-style-name="P5" draw:layer="layout" svg:width="1.2cm" svg:height="0.8cm" svg:x="13.6cm" svg:y="10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10.7cm">
            <text:p text:style-name="P5">68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8.1cm" svg:y="10.7cm">
          <text:p text:style-name="P5">-3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4cm" svg:y="1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3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13.1cm" svg:y="1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3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74" draw:id="id174" draw:layer="layout" svg:width="0.6cm" svg:height="1cm" draw:transform="rotate (-2.35619449019235) translate (15.934cm 7.4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1" draw:id="id171" draw:layer="layout" svg:width="0.6cm" svg:height="1cm" draw:transform="rotate (-2.35619449019235) translate (18.617cm 10.0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8" draw:id="id168" draw:layer="layout" svg:width="0.6cm" svg:height="1cm" draw:transform="rotate (-2.35619449019235) translate (16.448cm 12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2" draw:id="id162" draw:layer="layout" svg:width="0.6cm" svg:height="1cm" draw:transform="rotate (-2.35619449019235) translate (8.135cm 12.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5" draw:id="id165" draw:layer="layout" svg:width="0.6cm" svg:height="1cm" draw:transform="rotate (-2.35619449019235) translate (10.429cm 9.96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1" draw:id="id161" draw:layer="layout" svg:width="0.6cm" svg:height="1cm" draw:transform="rotate (2.53072741539178) translate (5.207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7" draw:id="id167" draw:layer="layout" svg:width="0.6cm" svg:height="1cm" draw:transform="rotate (2.53072741539178) translate (14.035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0" draw:id="id170" draw:layer="layout" svg:width="0.6cm" svg:height="1cm" draw:transform="rotate (2.53072741539178) translate (15.203cm 10.4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3" draw:id="id173" draw:layer="layout" svg:width="0.6cm" svg:height="1cm" draw:transform="rotate (2.53072741539178) translate (9.476cm 7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4" draw:id="id164" draw:layer="layout" svg:width="0.6cm" svg:height="1cm" draw:transform="rotate (2.53072741539178) translate (7.513cm 10.3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xml:id="id176" draw:id="id176" draw:layer="layout" svg:width="24.026cm" svg:height="0.962cm" svg:x="1.9cm" svg:y="14.801cm">
          <draw:text-box>
            <text:list text:style-name="L8">
              <text:list-item>
                <text:p>Процедура слияния двух (already sorted!) массивов порождает новый массив.</text:p>
              </text:list-item>
            </text:list>
          </draw:text-box>
        </draw:frame>
        <draw:frame draw:style-name="gr64" draw:text-style-name="P13" xml:id="id177" draw:id="id177" draw:layer="layout" svg:width="22.799cm" svg:height="2.759cm" svg:x="3.001cm" svg:y="16.001cm">
          <draw:text-box>
            <text:list text:style-name="L9">
              <text:list-item>
                <text:p><text:span text:style-name="T25">реализация на-месте отсутствует</text:span></text:p>
              </text:list-item>
              <text:list-item>
                <text:p><text:span text:style-name="T25">реализация на-месте имитируется последующим замещением элементов исходного (под)массива элементами из отсортированного вспомогательного массива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Слияние</text:p>
          </draw:text-box>
        </draw:frame>
        <draw:custom-shape draw:style-name="gr6" draw:text-style-name="P17" draw:layer="layout" svg:width="1.2cm" svg:height="0.8cm" svg:x="19cm" svg:y="21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0.7cm" svg:y="21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2.4cm" svg:y="21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4.1cm" svg:y="21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5.8cm" svg:y="21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7.6cm" svg:y="21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8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7.8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8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8cm" svg:y="7.7cm">
          <draw:text-box>
            <text:p><text:span text:style-name="T6">array RIGHTS</text:span></text:p>
          </draw:text-box>
        </draw:frame>
        <draw:frame draw:style-name="gr7" draw:text-style-name="P7" draw:layer="layout" svg:width="5cm" svg:height="0.806cm" svg:x="3cm" svg:y="7.7cm">
          <draw:text-box>
            <text:p><text:span text:style-name="T6">array LEFTS</text:span></text:p>
          </draw:text-box>
        </draw:frame>
        <draw:custom-shape draw:style-name="gr65" draw:text-style-name="P17" draw:layer="layout" svg:width="1.2cm" svg:height="0.8cm" svg:x="2.6cm" svg:y="8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8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8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frame draw:style-name="gr66" draw:text-style-name="P16" draw:layer="layout" svg:width="13.988cm" svg:height="0.962cm" svg:x="2.001cm" svg:y="2cm">
          <draw:text-box>
            <text:list text:style-name="L8">
              <text:list-item>
                <text:p><text:span text:style-name="T32">Алгоритм (реализуется при помощи цикла):</text:span></text:p>
              </text:list-item>
            </text:list>
          </draw:text-box>
        </draw:frame>
        <draw:frame draw:style-name="gr67" draw:text-style-name="P13" draw:layer="layout" svg:width="22.799cm" svg:height="4.64cm" svg:x="2.902cm" svg:y="3.001cm">
          <draw:text-box>
            <text:list text:style-name="L10">
              <text:list-item>
                <text:p><text:span text:style-name="T25">в начале: «</text:span><text:span text:style-name="T33">текущие</text:span><text:span text:style-name="T25">» значения это первые элементы каждого массива</text:span></text:p>
              </text:list-item>
              <text:list-item>
                <text:p><text:span text:style-name="T25">сравнить текущие значения из обоих массивов, выбрать меньшее и положить его во временный массив для отсортированных значений</text:span></text:p>
              </text:list-item>
              <text:list-item>
                <text:p><text:span text:style-name="T25">в массиве, давшем меньшее значение, текущим становится следующее по порядку значение.</text:span></text:p>
              </text:list-item>
              <text:list-item>
                <text:p><text:span text:style-name="T25">когда один из массивов закончился, из другого массива перенести оставшиеся элементы в массив для отсортированных значений</text:span></text:p>
              </text:list-item>
            </text:list>
          </draw:text-box>
        </draw:frame>
        <draw:custom-shape draw:style-name="gr13" draw:text-style-name="P5" draw:layer="layout" svg:width="1.2cm" svg:height="0.8cm" svg:x="22.5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8.6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8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8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17.9cm" svg:y="7.7cm">
          <draw:text-box>
            <text:p><text:span text:style-name="T6">sorted (tmp) array</text:span></text:p>
          </draw:text-box>
        </draw:frame>
        <draw:frame draw:style-name="gr7" draw:text-style-name="P7" draw:layer="layout" svg:width="2.8cm" svg:height="0.806cm" svg:x="13cm" svg:y="7.7cm">
          <draw:text-box>
            <text:p><text:span text:style-name="T6">min value</text:span></text:p>
          </draw:text-box>
        </draw:frame>
        <draw:custom-shape draw:style-name="gr65" draw:text-style-name="P17" draw:layer="layout" svg:width="1.2cm" svg:height="0.8cm" svg:x="2.6cm" svg:y="9.8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9.8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9.8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9.8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9.2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9.8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9.8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8.1cm" svg:y="9.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2.5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9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13.6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0.9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0.9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0.9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0.9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0.9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0.9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0.9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0.9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0.9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2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2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2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2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2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1.2cm" svg:height="0.8cm" svg:x="13.6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2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4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5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7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8.5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0cm" svg:y="21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8" draw:text-style-name="P17" draw:layer="layout" svg:width="1.2cm" svg:height="0.8cm" svg:x="2.6cm" svg:y="13.1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3.1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3.1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3.1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3.1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3.1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3.1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3.1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3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3.1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3.1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5.6cm" svg:y="1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5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72" draw:text-style-name="P7" draw:layer="layout" svg:width="11.461cm" svg:height="0.806cm" svg:x="2.974cm" svg:y="14.053cm">
          <draw:text-box>
            <text:list text:style-name="L7">
              <text:list-item>
                <text:p><text:span text:style-name="T6">перенести оставшиеся элементы из RIGHTS</text:span></text:p>
              </text:list-item>
            </text:list>
          </draw:text-box>
        </draw:frame>
        <draw:frame draw:style-name="gr73" draw:text-style-name="P7" draw:layer="layout" svg:width="22.625cm" svg:height="1.361cm" svg:x="2.975cm" svg:y="15.953cm">
          <draw:text-box>
            <text:list text:style-name="L7">
              <text:list-item>
                <text:p><text:span text:style-name="T6">для сортировки на месте, скопировать отсортированный массив поверх двух фрагментов исходного массива</text:span></text:p>
              </text:list-item>
            </text:list>
          </draw:text-box>
        </draw:frame>
        <draw:custom-shape draw:style-name="gr6" draw:text-style-name="P17" draw:layer="layout" svg:width="1.2cm" svg:height="0.8cm" svg:x="10.7cm" svg:y="17.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1.2cm" svg:height="0.8cm" svg:x="7.8cm" svg:y="17.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17.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1.2cm" svg:height="0.8cm" svg:x="2.6cm" svg:y="17.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7.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7.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22.5cm" svg:y="17.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6cm" svg:y="17.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7.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7.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7.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7.5cm">
            <text:p text:style-name="P5">68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76" draw:text-style-name="P16" draw:layer="layout" svg:width="21.807cm" svg:height="0.962cm" svg:x="1.9cm" svg:y="2.3cm">
          <draw:text-box>
            <text:list text:style-name="L8">
              <text:list-item>
                <text:p><text:span text:style-name="T32">Cортировка на месте. указывать индексы начала и конца фрагментов</text:span></text:p>
              </text:list-item>
            </text:list>
          </draw:text-box>
        </draw:frame>
        <draw:frame draw:style-name="gr77" draw:text-style-name="P16" draw:layer="layout" svg:width="22.3cm" svg:height="1.673cm" svg:x="2.7cm" svg:y="3.8cm">
          <draw:text-box>
            <text:list text:style-name="L8">
              <text:list-item>
                <text:p><text:span text:style-name="T32">используется временный массив, в который складываются элементы в отсортированном порядке</text:span></text:p>
              </text:list-item>
            </text:list>
          </draw:text-box>
        </draw:frame>
        <draw:frame draw:style-name="gr78" draw:text-style-name="P16" draw:layer="layout" svg:width="23cm" svg:height="2.384cm" svg:x="2.7cm" svg:y="5.938cm">
          <draw:text-box>
            <text:list text:style-name="L8">
              <text:list-item>
                <text:p><text:span text:style-name="T32">потом данные из временного массива копируются поверх элементов исходного массива (в диапазоне между индексами начала и конца релевантных фрагментов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i Krot</meta:initial-creator>
    <meta:creation-date>2014-01-02T15:55:32</meta:creation-date>
    <dc:date>2014-05-23T11:14:07.574974170</dc:date>
    <meta:editing-duration>PT17H44M13S</meta:editing-duration>
    <meta:editing-cycles>44</meta:editing-cycles>
    <meta:generator>LibreOffice/4.1.6.2$Linux_X86_64 LibreOffice_project/410m0$Build-2</meta:generator>
    <dc:creator>Nikolai Krot</dc:creator>
    <meta:document-statistic meta:object-count="719"/>
  </office:meta>
</office:document-meta>
</file>